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caf" officeooo:paragraph-rsid="00161c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he work in aditya branch to be don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11:35:24.225516476</meta:creation-date>
    <dc:date>2022-09-06T11:36:39.568271653</dc:date>
    <meta:editing-duration>PT1M15S</meta:editing-duration>
    <meta:editing-cycles>1</meta:editing-cycles>
    <meta:document-statistic meta:table-count="0" meta:image-count="0" meta:object-count="0" meta:page-count="1" meta:paragraph-count="1" meta:word-count="10" meta:character-count="45" meta:non-whitespace-character-count="36"/>
    <meta:generator>LibreOffice/7.3.5.2$Linux_X86_64 LibreOffice_project/30$Build-2</meta:generator>
  </office:meta>
</office:document-meta>
</file>